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D000001F165BC11EE.png"/>
  <manifest:file-entry manifest:media-type="image/png" manifest:full-path="Pictures/1000020100000367000001EF9B78D8C4.png"/>
  <manifest:file-entry manifest:media-type="image/png" manifest:full-path="Pictures/1000020100000362000001F4421681C2.png"/>
  <manifest:file-entry manifest:media-type="image/png" manifest:full-path="Pictures/1000020100000366000001F2063F6ADC.png"/>
  <manifest:file-entry manifest:media-type="image/png" manifest:full-path="Pictures/1000020100000369000001EA0FEDF202.png"/>
  <manifest:file-entry manifest:media-type="image/png" manifest:full-path="Pictures/1000020100000368000001EF90DE432B.png"/>
  <manifest:file-entry manifest:media-type="image/png" manifest:full-path="Pictures/1000020100000364000001EC020AD833.png"/>
  <manifest:file-entry manifest:media-type="image/png" manifest:full-path="Pictures/100002010000036A000001ED825D697B.png"/>
  <manifest:file-entry manifest:media-type="image/png" manifest:full-path="Pictures/1000020100000366000001EE5B52CBC7.png"/>
  <manifest:file-entry manifest:media-type="image/png" manifest:full-path="Pictures/1000020100000369000001F0747EA254.png"/>
  <manifest:file-entry manifest:media-type="image/png" manifest:full-path="Pictures/100002010000036B000001EEB983FBCF.png"/>
  <manifest:file-entry manifest:media-type="image/png" manifest:full-path="Pictures/100002010000036A000001F1380B9AA7.png"/>
  <manifest:file-entry manifest:media-type="image/png" manifest:full-path="Pictures/100002010000036A000001E74EF2ED17.png"/>
  <manifest:file-entry manifest:media-type="image/png" manifest:full-path="Pictures/100002010000036A000001EBA514D032.png"/>
  <manifest:file-entry manifest:media-type="image/png" manifest:full-path="Pictures/100002010000036C000001F17D9C45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79cm" draw:z-index="0"><draw:image xlink:href="Pictures/100002010000036C000001F17D9C453C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82cm" draw:z-index="1"><draw:image xlink:href="Pictures/1000020100000366000001EE5B52CBC7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31cm" draw:z-index="2"><draw:image xlink:href="Pictures/100002010000036A000001EBA514D032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791cm" draw:z-index="3"><draw:image xlink:href="Pictures/100002010000036A000001E74EF2ED17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9cm" draw:z-index="4"><draw:image xlink:href="Pictures/100002010000036A000001F1380B9AA7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851cm" draw:z-index="5"><draw:image xlink:href="Pictures/100002010000036A000001ED825D697B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921cm" draw:z-index="6"><draw:image xlink:href="Pictures/1000020100000366000001F2063F6ADC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8" text:anchor-type="paragraph" svg:width="8.601cm" svg:height="4.881cm" draw:z-index="7"><draw:image xlink:href="Pictures/1000020100000368000001EF90DE432B.png" xlink:type="simple" xlink:show="embed" xlink:actuate="onLoad"/></draw:frame></text:p>
          </table:table-cell>
        </table:table-row>
        <text:soft-page-break/>
        <table:table-row>
          <table:table-cell table:style-name="Tabella1.A2" office:value-type="string">
            <text:p text:style-name="Table_20_Contents"><draw:frame draw:style-name="fr2" draw:name="immagini9" text:anchor-type="paragraph" svg:width="8.601cm" svg:height="4.854cm" draw:z-index="8"><draw:image xlink:href="Pictures/100002010000036B000001EEB983FBCF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10" text:anchor-type="paragraph" svg:width="8.601cm" svg:height="4.965cm" draw:z-index="9"><draw:image xlink:href="Pictures/1000020100000362000001F4421681C2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11" text:anchor-type="paragraph" svg:width="8.601cm" svg:height="4.888cm" draw:z-index="10"><draw:image xlink:href="Pictures/1000020100000367000001EF9B78D8C4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12" text:anchor-type="paragraph" svg:width="8.601cm" svg:height="4.874cm" draw:z-index="11"><draw:image xlink:href="Pictures/100002010000036D000001F165BC11EE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13" text:anchor-type="paragraph" svg:width="8.601cm" svg:height="4.886cm" draw:z-index="12"><draw:image xlink:href="Pictures/1000020100000369000001F0747EA254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14" text:anchor-type="paragraph" svg:width="8.601cm" svg:height="4.826cm" draw:z-index="13"><draw:image xlink:href="Pictures/1000020100000369000001EA0FEDF202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15" text:anchor-type="paragraph" svg:width="8.601cm" svg:height="4.874cm" draw:z-index="14"><draw:image xlink:href="Pictures/1000020100000364000001EC020AD833.png" xlink:type="simple" xlink:show="embed" xlink:actuate="onLoad"/></draw:frame>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2T02:41:50.51</meta:creation-date>
    <meta:document-statistic meta:table-count="1" meta:image-count="15" meta:object-count="0" meta:page-count="2" meta:paragraph-count="0" meta:word-count="0" meta:character-count="0"/>
    <dc:date>2015-10-12T02:46:17.78</dc:date>
    <dc:creator>Giovanni Gallo</dc:creator>
    <meta:editing-duration>PT4M27S</meta:editing-duration>
    <meta:editing-cycles>1</meta:editing-cycles>
    <meta:generator>OpenOffice/4.1.1$Win32 OpenOffice.org_project/411m6$Build-9775</meta:generator>
  </office:meta>
</office:document-meta>
</file>